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94cm" fo:min-width="6.50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10.668cm" svg:x="6.207cm" svg:y="9.5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8:22:41.391180317</meta:creation-date>
    <dc:date>2017-02-08T18:23:25.047930716</dc:date>
    <meta:editing-duration>PT43S</meta:editing-duration>
    <meta:editing-cycles>1</meta:editing-cycles>
    <meta:document-statistic meta:object-count="1"/>
    <meta:generator>LibreOffice/5.0.6.2$Linux_X86_64 LibreOffice_project/00$Build-2</meta:generator>
  </office:meta>
</office:document-meta>
</file>